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a4b" officeooo:paragraph-rsid="000b13db"/>
    </style:style>
    <style:style style:name="P2" style:family="paragraph" style:parent-style-name="Standard">
      <style:text-properties officeooo:rsid="000b13db" officeooo:paragraph-rsid="000b13db"/>
    </style:style>
    <style:style style:name="P3" style:family="paragraph" style:parent-style-name="Standard">
      <style:text-properties fo:font-size="8pt" officeooo:rsid="000b13db" officeooo:paragraph-rsid="000b13db" style:font-size-asian="8pt" style:font-size-complex="8pt"/>
    </style:style>
    <style:style style:name="T1" style:family="text">
      <style:text-properties officeooo:rsid="0008da4b"/>
    </style:style>
    <style:style style:name="T2" style:family="text">
      <style:text-properties officeooo:rsid="000b1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<text:database-display text:table-name="guestinfo" text:table-type="table" text:column-name="name" text:database-name="guestinfo">Alice 1</text:database-display>,</text:p>
      <text:p text:style-name="P1"/>
      <text:p text:style-name="P1"><text:span text:style-name="T2">you will have your </text:span><text:database-display text:table-name="guestinfo" text:table-type="table" text:column-name="nextCourse" text:database-name="guestinfo">Starter</text:database-display><text:s/><text:span text:style-name="T2">at </text:span><text:database-display text:table-name="guestinfo" text:table-type="table" text:column-name="nextAddress" text:database-name="guestinfo">Haus 10</text:database-display>.</text:p>
      <text:p text:style-name="P2"/>
      <text:p text:style-name="P3">org-info: This message needs to be at <text:database-display text:table-name="guestinfo" text:table-type="table" text:column-name="currentAddress" text:database-name="guestinfo">Haus 1</text:database-display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22:33:12.688235773</meta:creation-date>
    <dc:date>2023-10-15T23:10:52.002344182</dc:date>
    <meta:editing-duration>PT5M48S</meta:editing-duration>
    <meta:editing-cycles>1</meta:editing-cycles>
    <meta:document-statistic meta:table-count="0" meta:image-count="0" meta:object-count="0" meta:page-count="1" meta:paragraph-count="3" meta:word-count="18" meta:character-count="102" meta:non-whitespace-character-count="87"/>
    <meta:generator>LibreOffice/7.3.7.2$Linux_X86_64 LibreOffice_project/30$Build-2</meta:generator>
  </office:meta>
</office:document-meta>
</file>